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199BD49C3180875E293.png" manifest:media-type="image/png"/>
  <manifest:file-entry manifest:full-path="Pictures/1000020100000152000001D2A2ADA7B049B27F4B.png" manifest:media-type="image/png"/>
  <manifest:file-entry manifest:full-path="Pictures/100002010000023A000002B7F9B9047CBA596E27.png" manifest:media-type="image/png"/>
  <manifest:file-entry manifest:full-path="Pictures/100002010000013D00000168A50C5B91B69D1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f6" officeooo:paragraph-rsid="00001bf6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2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3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5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6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7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8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9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0" style:family="graphic">
      <style:graphic-properties draw:stroke="none" draw:stroke-dash="Dashed_20__28_var_29__20_4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1" style:family="graphic">
      <style:graphic-properties draw:stroke="none" draw:stroke-dash="Dashed_20__28_var_29__20_5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2" style:family="graphic">
      <style:graphic-properties draw:stroke="none" draw:stroke-dash="Dashed_20__28_var_29__20_1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3" style:family="graphic">
      <style:graphic-properties draw:stroke="none" draw:stroke-dash="Dashed_20__28_var_29__20_3" svg:stroke-width="0.199cm" svg:stroke-color="#3465a4" draw:marker-start="" draw:marker-start-width="0.499cm" draw:marker-start-center="false" draw:marker-end="Small_20_Arrow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frame draw:style-name="gr2" draw:text-style-name="P2" svg:width="2.911cm" svg:height="3.001cm" svg:x="0cm" svg:y="0cm"><draw:image xlink:href="Pictures/100002010000018C00000199BD49C3180875E293.png" xlink:type="simple" xlink:show="embed" xlink:actuate="onLoad"><text:p/></draw:image></draw:frame><draw:frame draw:style-name="gr3" draw:text-style-name="P2" svg:width="2.17cm" svg:height="3.001cm" svg:x="6.72cm" svg:y="0cm"><draw:image xlink:href="Pictures/1000020100000152000001D2A2ADA7B049B27F4B.png" xlink:type="simple" xlink:show="embed" xlink:actuate="onLoad"><text:p/></draw:image></draw:frame><draw:frame draw:style-name="gr4" draw:text-style-name="P2" svg:width="2.47cm" svg:height="3.001cm" svg:x="13.33cm" svg:y="0cm"><draw:image xlink:href="Pictures/100002010000023A000002B7F9B9047CBA596E27.png" xlink:type="simple" xlink:show="embed" xlink:actuate="onLoad"><text:p/></draw:image></draw:frame><draw:frame draw:style-name="gr5" draw:text-style-name="P2" svg:width="2.65cm" svg:height="3.001cm" svg:x="16.9cm" svg:y="0cm"><draw:image xlink:href="Pictures/100002010000013D00000168A50C5B91B69D142A.png" xlink:type="simple" xlink:show="embed" xlink:actuate="onLoad"><text:p/></draw:image></draw:frame><draw:frame draw:style-name="gr6" draw:text-style-name="P2" svg:width="2.911cm" svg:height="3.001cm" svg:x="3.205cm" svg:y="0cm"><draw:image xlink:href="Pictures/100002010000018C00000199BD49C3180875E293.png" xlink:type="simple" xlink:show="embed" xlink:actuate="onLoad"><text:p/></draw:image></draw:frame><draw:frame draw:style-name="gr7" draw:text-style-name="P2" svg:width="2.17cm" svg:height="3.001cm" svg:x="9.867cm" svg:y="0cm"><draw:image xlink:href="Pictures/1000020100000152000001D2A2ADA7B049B27F4B.png" xlink:type="simple" xlink:show="embed" xlink:actuate="onLoad"><text:p/></draw:image></draw:frame></draw:g><draw:g text:anchor-type="paragraph" draw:z-index="1" draw:style-name="gr1"><draw:frame draw:style-name="gr8" draw:text-style-name="P2" svg:width="2.911cm" svg:height="3.001cm" svg:x="0cm" svg:y="3.757cm"><draw:image xlink:href="Pictures/100002010000018C00000199BD49C3180875E293.png" xlink:type="simple" xlink:show="embed" xlink:actuate="onLoad"><text:p/></draw:image></draw:frame><draw:frame draw:style-name="gr9" draw:text-style-name="P2" svg:width="2.17cm" svg:height="3.001cm" svg:x="6.72cm" svg:y="3.757cm"><draw:image xlink:href="Pictures/1000020100000152000001D2A2ADA7B049B27F4B.png" xlink:type="simple" xlink:show="embed" xlink:actuate="onLoad"><text:p/></draw:image></draw:frame><draw:frame draw:style-name="gr10" draw:text-style-name="P2" svg:width="2.47cm" svg:height="3.001cm" svg:x="13.33cm" svg:y="3.757cm"><draw:image xlink:href="Pictures/100002010000023A000002B7F9B9047CBA596E27.png" xlink:type="simple" xlink:show="embed" xlink:actuate="onLoad"><text:p/></draw:image></draw:frame><draw:frame draw:style-name="gr11" draw:text-style-name="P2" svg:width="2.65cm" svg:height="3.001cm" svg:x="16.9cm" svg:y="3.757cm"><draw:image xlink:href="Pictures/100002010000013D00000168A50C5B91B69D142A.png" xlink:type="simple" xlink:show="embed" xlink:actuate="onLoad"><text:p/></draw:image></draw:frame><draw:frame draw:style-name="gr12" draw:text-style-name="P2" svg:width="2.911cm" svg:height="3.001cm" svg:x="3.205cm" svg:y="3.757cm"><draw:image xlink:href="Pictures/100002010000018C00000199BD49C3180875E293.png" xlink:type="simple" xlink:show="embed" xlink:actuate="onLoad"><text:p/></draw:image></draw:frame><draw:frame draw:style-name="gr13" draw:text-style-name="P2" svg:width="2.17cm" svg:height="3.001cm" svg:x="9.867cm" svg:y="3.757cm"><draw:image xlink:href="Pictures/1000020100000152000001D2A2ADA7B049B27F4B.png" xlink:type="simple" xlink:show="embed" xlink:actuate="onLoad"><text:p/></draw:image></draw:frame></draw:g><draw:g text:anchor-type="paragraph" draw:z-index="2" draw:style-name="gr1"><draw:frame draw:style-name="gr14" draw:text-style-name="P2" svg:width="2.911cm" svg:height="3.001cm" svg:x="0.018cm" svg:y="7.761cm"><draw:image xlink:href="Pictures/100002010000018C00000199BD49C3180875E293.png" xlink:type="simple" xlink:show="embed" xlink:actuate="onLoad"><text:p/></draw:image></draw:frame><draw:frame draw:style-name="gr15" draw:text-style-name="P2" svg:width="2.17cm" svg:height="3.001cm" svg:x="6.738cm" svg:y="7.761cm"><draw:image xlink:href="Pictures/1000020100000152000001D2A2ADA7B049B27F4B.png" xlink:type="simple" xlink:show="embed" xlink:actuate="onLoad"><text:p/></draw:image></draw:frame><draw:frame draw:style-name="gr16" draw:text-style-name="P2" svg:width="2.47cm" svg:height="3.001cm" svg:x="13.348cm" svg:y="7.761cm"><draw:image xlink:href="Pictures/100002010000023A000002B7F9B9047CBA596E27.png" xlink:type="simple" xlink:show="embed" xlink:actuate="onLoad"><text:p/></draw:image></draw:frame><draw:frame draw:style-name="gr17" draw:text-style-name="P2" svg:width="2.65cm" svg:height="3.001cm" svg:x="16.918cm" svg:y="7.761cm"><draw:image xlink:href="Pictures/100002010000013D00000168A50C5B91B69D142A.png" xlink:type="simple" xlink:show="embed" xlink:actuate="onLoad"><text:p/></draw:image></draw:frame><draw:frame draw:style-name="gr18" draw:text-style-name="P2" svg:width="2.911cm" svg:height="3.001cm" svg:x="3.223cm" svg:y="7.761cm"><draw:image xlink:href="Pictures/100002010000018C00000199BD49C3180875E293.png" xlink:type="simple" xlink:show="embed" xlink:actuate="onLoad"><text:p/></draw:image></draw:frame><draw:frame draw:style-name="gr19" draw:text-style-name="P2" svg:width="2.17cm" svg:height="3.001cm" svg:x="9.885cm" svg:y="7.761cm"><draw:image xlink:href="Pictures/1000020100000152000001D2A2ADA7B049B27F4B.png" xlink:type="simple" xlink:show="embed" xlink:actuate="onLoad"><text:p/></draw:image></draw:frame></draw:g><draw:g text:anchor-type="paragraph" draw:z-index="3" draw:style-name="gr1"><draw:frame draw:style-name="gr20" draw:text-style-name="P2" svg:width="2.911cm" svg:height="3.001cm" svg:x="0.005cm" svg:y="11.301cm"><draw:image xlink:href="Pictures/100002010000018C00000199BD49C3180875E293.png" xlink:type="simple" xlink:show="embed" xlink:actuate="onLoad"><text:p/></draw:image></draw:frame><draw:frame draw:style-name="gr21" draw:text-style-name="P2" svg:width="2.17cm" svg:height="3.001cm" svg:x="6.725cm" svg:y="11.301cm"><draw:image xlink:href="Pictures/1000020100000152000001D2A2ADA7B049B27F4B.png" xlink:type="simple" xlink:show="embed" xlink:actuate="onLoad"><text:p/></draw:image></draw:frame><draw:frame draw:style-name="gr22" draw:text-style-name="P2" svg:width="2.47cm" svg:height="3.001cm" svg:x="13.335cm" svg:y="11.301cm"><draw:image xlink:href="Pictures/100002010000023A000002B7F9B9047CBA596E27.png" xlink:type="simple" xlink:show="embed" xlink:actuate="onLoad"><text:p/></draw:image></draw:frame><draw:frame draw:style-name="gr23" draw:text-style-name="P2" svg:width="2.65cm" svg:height="3.001cm" svg:x="16.905cm" svg:y="11.301cm"><draw:image xlink:href="Pictures/100002010000013D00000168A50C5B91B69D142A.png" xlink:type="simple" xlink:show="embed" xlink:actuate="onLoad"><text:p/></draw:image></draw:frame><draw:frame draw:style-name="gr24" draw:text-style-name="P2" svg:width="2.911cm" svg:height="3.001cm" svg:x="3.21cm" svg:y="11.301cm"><draw:image xlink:href="Pictures/100002010000018C00000199BD49C3180875E293.png" xlink:type="simple" xlink:show="embed" xlink:actuate="onLoad"><text:p/></draw:image></draw:frame><draw:frame draw:style-name="gr25" draw:text-style-name="P2" svg:width="2.17cm" svg:height="3.001cm" svg:x="9.872cm" svg:y="11.301cm"><draw:image xlink:href="Pictures/1000020100000152000001D2A2ADA7B049B27F4B.png" xlink:type="simple" xlink:show="embed" xlink:actuate="onLoad"><text:p/></draw:image></draw:frame></draw:g><draw:g text:anchor-type="paragraph" draw:z-index="4" draw:style-name="gr1"><draw:frame draw:style-name="gr26" draw:text-style-name="P2" svg:width="2.911cm" svg:height="3.001cm" svg:x="0cm" svg:y="14.986cm"><draw:image xlink:href="Pictures/100002010000018C00000199BD49C3180875E293.png" xlink:type="simple" xlink:show="embed" xlink:actuate="onLoad"><text:p/></draw:image></draw:frame><draw:frame draw:style-name="gr27" draw:text-style-name="P2" svg:width="2.17cm" svg:height="3.001cm" svg:x="6.72cm" svg:y="14.986cm"><draw:image xlink:href="Pictures/1000020100000152000001D2A2ADA7B049B27F4B.png" xlink:type="simple" xlink:show="embed" xlink:actuate="onLoad"><text:p/></draw:image></draw:frame><draw:frame draw:style-name="gr28" draw:text-style-name="P2" svg:width="2.47cm" svg:height="3.001cm" svg:x="13.33cm" svg:y="14.986cm"><draw:image xlink:href="Pictures/100002010000023A000002B7F9B9047CBA596E27.png" xlink:type="simple" xlink:show="embed" xlink:actuate="onLoad"><text:p/></draw:image></draw:frame><draw:frame draw:style-name="gr29" draw:text-style-name="P2" svg:width="2.65cm" svg:height="3.001cm" svg:x="16.9cm" svg:y="14.986cm"><draw:image xlink:href="Pictures/100002010000013D00000168A50C5B91B69D142A.png" xlink:type="simple" xlink:show="embed" xlink:actuate="onLoad"><text:p/></draw:image></draw:frame><draw:frame draw:style-name="gr30" draw:text-style-name="P2" svg:width="2.911cm" svg:height="3.001cm" svg:x="3.205cm" svg:y="14.986cm"><draw:image xlink:href="Pictures/100002010000018C00000199BD49C3180875E293.png" xlink:type="simple" xlink:show="embed" xlink:actuate="onLoad"><text:p/></draw:image></draw:frame><draw:frame draw:style-name="gr31" draw:text-style-name="P2" svg:width="2.17cm" svg:height="3.001cm" svg:x="9.867cm" svg:y="14.986cm"><draw:image xlink:href="Pictures/1000020100000152000001D2A2ADA7B049B27F4B.png" xlink:type="simple" xlink:show="embed" xlink:actuate="onLoad"><text:p/></draw:image></draw:frame></draw:g><draw:g text:anchor-type="paragraph" draw:z-index="5" draw:style-name="gr1"><draw:frame draw:style-name="gr32" draw:text-style-name="P2" svg:width="2.911cm" svg:height="3.001cm" svg:x="0.018cm" svg:y="18.99cm"><draw:image xlink:href="Pictures/100002010000018C00000199BD49C3180875E293.png" xlink:type="simple" xlink:show="embed" xlink:actuate="onLoad"><text:p/></draw:image></draw:frame><draw:frame draw:style-name="gr33" draw:text-style-name="P2" svg:width="2.17cm" svg:height="3.001cm" svg:x="6.738cm" svg:y="18.99cm"><draw:image xlink:href="Pictures/1000020100000152000001D2A2ADA7B049B27F4B.png" xlink:type="simple" xlink:show="embed" xlink:actuate="onLoad"><text:p/></draw:image></draw:frame><draw:frame draw:style-name="gr34" draw:text-style-name="P2" svg:width="2.47cm" svg:height="3.001cm" svg:x="13.348cm" svg:y="18.99cm"><draw:image xlink:href="Pictures/100002010000023A000002B7F9B9047CBA596E27.png" xlink:type="simple" xlink:show="embed" xlink:actuate="onLoad"><text:p/></draw:image></draw:frame><draw:frame draw:style-name="gr35" draw:text-style-name="P2" svg:width="2.65cm" svg:height="3.001cm" svg:x="16.918cm" svg:y="18.99cm"><draw:image xlink:href="Pictures/100002010000013D00000168A50C5B91B69D142A.png" xlink:type="simple" xlink:show="embed" xlink:actuate="onLoad"><text:p/></draw:image></draw:frame><draw:frame draw:style-name="gr36" draw:text-style-name="P2" svg:width="2.911cm" svg:height="3.001cm" svg:x="3.223cm" svg:y="18.99cm"><draw:image xlink:href="Pictures/100002010000018C00000199BD49C3180875E293.png" xlink:type="simple" xlink:show="embed" xlink:actuate="onLoad"><text:p/></draw:image></draw:frame><draw:frame draw:style-name="gr37" draw:text-style-name="P2" svg:width="2.17cm" svg:height="3.001cm" svg:x="9.885cm" svg:y="18.99cm"><draw:image xlink:href="Pictures/1000020100000152000001D2A2ADA7B049B27F4B.png" xlink:type="simple" xlink:show="embed" xlink:actuate="onLoad"><text:p/></draw:image></draw:frame></draw:g><draw:g text:anchor-type="paragraph" draw:z-index="6" draw:style-name="gr1"><draw:frame draw:style-name="gr38" draw:text-style-name="P2" svg:width="2.911cm" svg:height="3.001cm" svg:x="0.005cm" svg:y="22.911cm"><draw:image xlink:href="Pictures/100002010000018C00000199BD49C3180875E293.png" xlink:type="simple" xlink:show="embed" xlink:actuate="onLoad"><text:p/></draw:image></draw:frame><draw:frame draw:style-name="gr39" draw:text-style-name="P2" svg:width="2.17cm" svg:height="3.001cm" svg:x="6.725cm" svg:y="22.911cm"><draw:image xlink:href="Pictures/1000020100000152000001D2A2ADA7B049B27F4B.png" xlink:type="simple" xlink:show="embed" xlink:actuate="onLoad"><text:p/></draw:image></draw:frame><draw:frame draw:style-name="gr40" draw:text-style-name="P2" svg:width="2.47cm" svg:height="3.001cm" svg:x="13.335cm" svg:y="22.911cm"><draw:image xlink:href="Pictures/100002010000023A000002B7F9B9047CBA596E27.png" xlink:type="simple" xlink:show="embed" xlink:actuate="onLoad"><text:p/></draw:image></draw:frame><draw:frame draw:style-name="gr41" draw:text-style-name="P2" svg:width="2.65cm" svg:height="3.001cm" svg:x="16.905cm" svg:y="22.911cm"><draw:image xlink:href="Pictures/100002010000013D00000168A50C5B91B69D142A.png" xlink:type="simple" xlink:show="embed" xlink:actuate="onLoad"><text:p/></draw:image></draw:frame><draw:frame draw:style-name="gr42" draw:text-style-name="P2" svg:width="2.911cm" svg:height="3.001cm" svg:x="3.21cm" svg:y="22.911cm"><draw:image xlink:href="Pictures/100002010000018C00000199BD49C3180875E293.png" xlink:type="simple" xlink:show="embed" xlink:actuate="onLoad"><text:p/></draw:image></draw:frame><draw:frame draw:style-name="gr43" draw:text-style-name="P2" svg:width="2.17cm" svg:height="3.001cm" svg:x="9.872cm" svg:y="22.911cm"><draw:image xlink:href="Pictures/1000020100000152000001D2A2ADA7B049B27F4B.pn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21T10:39:18.114000000</dc:date>
    <meta:editing-duration>PT10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